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" manifest:full-path="Object 3/Pictures/2000000D000000DF000000DF4E898A05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" manifest:full-path="Pictures/200000070000285000002E9ECCA31F60.svm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лёнин Егор, Яговдик <text:span text:style-name="T4">Андрей</text:span></text:p>
      <text:p text:style-name="P7">3 курс, ФТФ-ФПД</text:p>
      <text:p text:style-name="P1"/>
      <text:p text:style-name="P1">Лабораторная работа <text:span text:style-name="T4">№3</text:span></text:p>
      <text:p text:style-name="P2">ИЗУЧЕНИЕ СПЕКТРА АТОМА ВОДОРОДА</text:p>
      <text:p text:style-name="P2"/>
      <text:p text:style-name="P2"/>
      <text:list xml:id="list6488523862031853270" text:style-name="L1">
        <text:list-item>
          <text:p text:style-name="P9"><text:span text:style-name="T3">Цель работы:</text:span><text:span text:style-name="T1"> </text:span><text:span text:style-name="T2">наблюдение спектра испускания атомарного водорода и измерение длин волн видимой области; проверка формулы Бальмера; определение постоянной Ридберга, энергии ионизации и уровней энергии атома водорода; оценка скорости электрона и размеров атома в различных стационарных состояниях.</text:span></text:p>
        </text:list-item>
      </text:list>
      <text:p text:style-name="P5"/>
      <text:p text:style-name="P5"/>
      <text:list xml:id="list43682911" text:continue-numbering="true" text:style-name="L1">
        <text:list-item>
          <text:p text:style-name="P10">Измерения, графики, расчеты:</text:p>
        </text:list-item>
      </text:list>
      <text:p text:style-name="P8"/>
      <text:p text:style-name="P6"><draw:frame draw:style-name="fr2" draw:name="Объект1" text:anchor-type="paragraph" svg:width="8.34cm" svg:height="3.614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3" text:anchor-type="paragraph" svg:x="10.47cm" svg:y="0.009cm" svg:width="8.541cm" svg:height="7.23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Объект2" text:anchor-type="paragraph" svg:width="10.202cm" svg:height="3.2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Графический объект1" text:anchor-type="paragraph" svg:width="8.472cm" svg:height="9.947cm" draw:z-index="3"><draw:image xlink:href="Pictures/200000070000285000002E9ECCA31F60.svm" xlink:type="simple" xlink:show="embed" xlink:actuate="onLoad"/></draw:frame><draw:frame draw:style-name="fr2" draw:name="Объект5" text:anchor-type="paragraph" svg:width="9.8cm" svg:height="1.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6"/>
      <text:p text:style-name="P6"><draw:frame draw:style-name="fr5" draw:name="Объект4" text:anchor-type="paragraph" svg:x="0cm" svg:width="4.517cm" svg:height="7.936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oft-page-break/>Лабораторная работа <text:span text:style-name="T4">№4</text:span></text:p>
      <text:p text:style-name="P3">ИЗОТОПИЧЕСКИЙ СДВИГ В СПЕКТРЕ</text:p>
      <text:p text:style-name="P3">АТОМАРНОГО ВОДОРОДА</text:p>
      <text:p text:style-name="P6"/>
      <text:list xml:id="list3603532143011039481" text:style-name="L2">
        <text:list-item>
          <text:p text:style-name="P11"><text:span text:style-name="T5">Цель работы:</text:span><text:span text:style-name="T6"> </text:span><text:span text:style-name="T7">измерение разности длин волн для спектральных линий серии Бальмера в спектрах испускания протия и дейтерия, расчет отношения масс дейтрона и протона по спектральным измерениям.</text:span></text:p>
        </text:list-item>
      </text:list>
      <text:p text:style-name="P6"/>
      <text:p text:style-name="P8"/>
      <text:p text:style-name="P8"><draw:frame draw:style-name="fr6" draw:name="Объект6" text:anchor-type="paragraph" svg:width="6.742cm" svg:height="2.752cm" draw:z-index="6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2-15T23:50:01.26</dc:date>
    <dc:creator>Егор Клёнин</dc:creator>
    <meta:editing-duration>PT13H6M23S</meta:editing-duration>
    <meta:editing-cycles>37</meta:editing-cycles>
    <meta:generator>OpenOffice/4.1.1$Win32 OpenOffice.org_project/411m6$Build-9775</meta:generator>
    <meta:document-statistic meta:table-count="0" meta:image-count="1" meta:object-count="6" meta:page-count="2" meta:paragraph-count="10" meta:word-count="91" meta:character-count="6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>
            <text:p>Цвет</text:p>
          </table:table-cell>
          <table:table-cell table:style-name="ce4" office:value-type="string">
            <text:p>λ, нм</text:p>
          </table:table-cell>
          <table:table-cell table:style-name="ce7" office:value-type="string">
            <text:p>φ°</text:p>
          </table:table-cell>
        </table:table-row>
        <table:table-row table:style-name="ro1">
          <table:table-cell office:value-type="string">
            <text:p>Желтая</text:p>
          </table:table-cell>
          <table:table-cell office:value-type="float" office:value="578.97">
            <text:p>578,97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string">
            <text:p>Желтая</text:p>
          </table:table-cell>
          <table:table-cell office:value-type="float" office:value="576.96">
            <text:p>576,96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Зеленая яркая</text:p>
          </table:table-cell>
          <table:table-cell office:value-type="float" office:value="546.07">
            <text:p>546,07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string">
            <text:p>Зеленая темная</text:p>
          </table:table-cell>
          <table:table-cell office:value-type="float" office:value="491.61">
            <text:p>491,61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string">
            <text:p>Синяя яркая</text:p>
          </table:table-cell>
          <table:table-cell office:value-type="float" office:value="435.83">
            <text:p>435,83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Фиолетовая темная</text:p>
          </table:table-cell>
          <table:table-cell office:value-type="float" office:value="407.78">
            <text:p>407,78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table:style-name="ce3" office:value-type="string">
            <text:p>Фиолетовая темная</text:p>
          </table:table-cell>
          <table:table-cell table:style-name="ce6" office:value-type="float" office:value="404.66">
            <text:p>404,66</text:p>
          </table:table-cell>
          <table:table-cell table:style-name="ce9" office:value-type="float" office:value="572">
            <text:p>57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11.10.2015</text:date>, <text:time>21:00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-33% 58%"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 table:style-name="ce1" office:value-type="string">
            <text:p>Линия</text:p>
          </table:table-cell>
          <table:table-cell table:style-name="ce5" office:value-type="string">
            <text:p>H<text:span text:style-name="T3">α</text:span></text:p>
          </table:table-cell>
          <table:table-cell table:style-name="ce5" office:value-type="string">
            <text:p>H<text:span text:style-name="T3">β</text:span></text:p>
          </table:table-cell>
          <table:table-cell table:style-name="ce5" office:value-type="string">
            <text:p>H<text:span text:style-name="T3">γ</text:span></text:p>
          </table:table-cell>
          <table:table-cell table:style-name="ce9" office:value-type="string">
            <text:p>H<text:span text:style-name="T3">δ</text:span></text:p>
          </table:table-cell>
        </table:table-row>
        <table:table-row table:style-name="ro1">
          <table:table-cell table:style-name="ce2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Цвет</text:p>
          </table:table-cell>
          <table:table-cell table:style-name="ce6" office:value-type="string">
            <text:p>красный</text:p>
          </table:table-cell>
          <table:table-cell table:style-name="ce6" office:value-type="string">
            <text:p>голубой</text:p>
          </table:table-cell>
          <table:table-cell table:style-name="ce6" office:value-type="string">
            <text:p>синий</text:p>
          </table:table-cell>
          <table:table-cell table:style-name="ce10" office:value-type="string">
            <text:p>синий</text:p>
          </table:table-cell>
        </table:table-row>
        <table:table-row table:style-name="ro1">
          <table:table-cell table:style-name="ce3" office:value-type="string">
            <text:p>φ°</text:p>
          </table:table-cell>
          <table:table-cell table:style-name="ce6" office:value-type="float" office:value="2764">
            <text:p>2764</text:p>
          </table:table-cell>
          <table:table-cell table:style-name="ce6" office:value-type="float" office:value="1756">
            <text:p>1756</text:p>
          </table:table-cell>
          <table:table-cell table:style-name="ce6" office:value-type="float" office:value="1108">
            <text:p>1108</text:p>
          </table:table-cell>
          <table:table-cell table:style-name="ce10" office:value-type="float" office:value="694">
            <text:p>694</text:p>
          </table:table-cell>
        </table:table-row>
        <table:table-row table:style-name="ro1">
          <table:table-cell table:style-name="ce3" office:value-type="string">
            <text:p>λ, нм</text:p>
          </table:table-cell>
          <table:table-cell table:style-name="ce7" office:value-type="float" office:value="652.294279395162">
            <text:p>652,3</text:p>
          </table:table-cell>
          <table:table-cell table:style-name="ce7" office:value-type="float" office:value="486.659004350558">
            <text:p>486,7</text:p>
          </table:table-cell>
          <table:table-cell table:style-name="ce7" office:value-type="float" office:value="434.111888243648">
            <text:p>434,1</text:p>
          </table:table-cell>
          <table:table-cell table:style-name="ce11" office:value-type="float" office:value="410.883811412987">
            <text:p>410,9</text:p>
          </table:table-cell>
        </table:table-row>
        <table:table-row table:style-name="ro1">
          <table:table-cell table:style-name="ce2" office:value-type="string">
            <text:p>λ, должно быть</text:p>
          </table:table-cell>
          <table:table-cell table:style-name="ce7" office:value-type="float" office:value="656.3">
            <text:p>656,3</text:p>
          </table:table-cell>
          <table:table-cell table:style-name="ce7" office:value-type="float" office:value="486.1">
            <text:p>486,1</text:p>
          </table:table-cell>
          <table:table-cell table:style-name="ce7" office:value-type="float" office:value="434.1">
            <text:p>434,1</text:p>
          </table:table-cell>
          <table:table-cell table:style-name="ce11" office:value-type="float" office:value="410.2">
            <text:p>410,2</text:p>
          </table:table-cell>
        </table:table-row>
        <table:table-row table:style-name="ro2">
          <table:table-cell table:style-name="ce4" office:value-type="string">
            <text:p>R<text:span text:style-name="T1">n</text:span>, cм<text:span text:style-name="T2">-1</text:span></text:p>
          </table:table-cell>
          <table:table-cell table:style-name="ce8" table:formula="of:=10^7/[.B14]/(2^-2-[.B11]^-2)" office:value-type="float" office:value="110379.628143852">
            <text:p>110380</text:p>
          </table:table-cell>
          <table:table-cell table:style-name="ce8" table:formula="of:=10^7/[.C14]/(2^-2-[.C11]^-2)" office:value-type="float" office:value="109590.766546087">
            <text:p>109591</text:p>
          </table:table-cell>
          <table:table-cell table:style-name="ce8" table:formula="of:=10^7/[.D14]/(2^-2-[.D11]^-2)" office:value-type="float" office:value="109693.028246029">
            <text:p>109693</text:p>
          </table:table-cell>
          <table:table-cell table:style-name="ce12" table:formula="of:=10^7/[.E14]/(2^-2-[.E11]^-2)" office:value-type="float" office:value="109520.012105733">
            <text:p>10952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12.10.2015</text:date>, <text:time>11:28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500" chart:maximum="25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50" chart:maximum="6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false">
        <chart:symbol-image xlink:href="Pictures/2000000D000000DF000000DF4E898A05.svm" xlink:type="simple" xlink:actuate="onLoad"/>
      </style:chart-properties>
      <style:graphic-properties draw:stroke="none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4cm" svg:height="7.233cm" xlink:href="." xlink:type="simple" chart:class="chart:scatter" chart:style-name="ch1">
        <chart:title svg:x="1.263cm" svg:y="0.28cm" chart:style-name="ch2">
          <text:p>Градуировка монохроматора</text:p>
        </chart:title>
        <chart:plot-area chart:style-name="ch3" chart:data-source-has-labels="both" svg:x="0.412cm" svg:y="1.579cm" svg:width="7.758cm" svg:height="5.31cm">
          <chartooo:coordinate-region svg:x="1.22cm" svg:y="1.791cm" svg:width="6.578cm" svg:height="4.425cm"/>
          <chart:axis chart:dimension="x" chart:name="primary-x" chart:style-name="ch4" chartooo:axis-type="auto">
            <chart:title svg:x="7.817cm" svg:y="5.66cm" chart:style-name="ch5">
              <text:p>φ°</text:p>
            </chart:title>
            <chart:categories table:cell-range-address="local-table.$A$2:.$A$26"/>
            <chart:grid chart:style-name="ch6" chart:class="major"/>
          </chart:axis>
          <chart:axis chart:dimension="y" chart:name="primary-y" chart:style-name="ch7">
            <chart:title svg:x="1.273cm" svg:y="1.203cm" chart:style-name="ch5">
              <text:p>λ, нм</text:p>
            </chart:title>
            <chart:grid chart:style-name="ch6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9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1">
                <text:p>2411</text:p>
              </table:table-cell>
              <table:table-cell office:value-type="float" office:value="578.97">
                <text:p>578.97</text:p>
              </table:table-cell>
              <table:table-cell office:value-type="float" office:value="2411">
                <text:p>2411</text:p>
              </table:table-cell>
              <table:table-cell office:value-type="float" office:value="578.777533888917">
                <text:p>578.777533888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0">
                <text:p>2400</text:p>
              </table:table-cell>
              <table:table-cell office:value-type="float" office:value="576.96">
                <text:p>576.96</text:p>
              </table:table-cell>
              <table:table-cell office:value-type="float" office:value="2408.25">
                <text:p>2408.25</text:p>
              </table:table-cell>
              <table:table-cell office:value-type="float" office:value="578.278684336184">
                <text:p>578.278684336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1">
                <text:p>2221</text:p>
              </table:table-cell>
              <table:table-cell office:value-type="float" office:value="546.07">
                <text:p>546.07</text:p>
              </table:table-cell>
              <table:table-cell office:value-type="float" office:value="2405.5">
                <text:p>2405.5</text:p>
              </table:table-cell>
              <table:table-cell office:value-type="float" office:value="577.780906854398">
                <text:p>577.780906854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8">
                <text:p>1798</text:p>
              </table:table-cell>
              <table:table-cell office:value-type="float" office:value="491.61">
                <text:p>491.61</text:p>
              </table:table-cell>
              <table:table-cell office:value-type="float" office:value="2402.75">
                <text:p>2402.75</text:p>
              </table:table-cell>
              <table:table-cell office:value-type="float" office:value="577.28419983206">
                <text:p>577.28419983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8">
                <text:p>1138</text:p>
              </table:table-cell>
              <table:table-cell office:value-type="float" office:value="435.83">
                <text:p>435.83</text:p>
              </table:table-cell>
              <table:table-cell office:value-type="float" office:value="2400">
                <text:p>2400</text:p>
              </table:table-cell>
              <table:table-cell office:value-type="float" office:value="576.788561657672">
                <text:p>576.788561657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">
                <text:p>635</text:p>
              </table:table-cell>
              <table:table-cell office:value-type="float" office:value="407.78">
                <text:p>407.78</text:p>
              </table:table-cell>
              <table:table-cell office:value-type="float" office:value="2355.25">
                <text:p>2355.25</text:p>
              </table:table-cell>
              <table:table-cell office:value-type="float" office:value="568.872010265381">
                <text:p>568.872010265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2">
                <text:p>572</text:p>
              </table:table-cell>
              <table:table-cell office:value-type="float" office:value="404.66">
                <text:p>404.66</text:p>
              </table:table-cell>
              <table:table-cell office:value-type="float" office:value="2310.5">
                <text:p>2310.5</text:p>
              </table:table-cell>
              <table:table-cell office:value-type="float" office:value="561.231120827352">
                <text:p>561.231120827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5.75">
                <text:p>2265.75</text:p>
              </table:table-cell>
              <table:table-cell office:value-type="float" office:value="553.858949321807">
                <text:p>553.858949321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546.748551726966">
                <text:p>546.74855172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5.25">
                <text:p>2115.25</text:p>
              </table:table-cell>
              <table:table-cell office:value-type="float" office:value="530.945861485932">
                <text:p>530.94586148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.5">
                <text:p>2009.5</text:p>
              </table:table-cell>
              <table:table-cell office:value-type="float" office:value="516.474599760425">
                <text:p>516.474599760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.75">
                <text:p>1903.75</text:p>
              </table:table-cell>
              <table:table-cell office:value-type="float" office:value="503.243129081899">
                <text:p>503.24312908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491.159811981809">
                <text:p>491.15981198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474.382494361089">
                <text:p>474.382494361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459.829165778429">
                <text:p>459.829165778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447.151742452683">
                <text:p>447.15174245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436.002140602701">
                <text:p>436.002140602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25">
                <text:p>1012.25</text:p>
              </table:table-cell>
              <table:table-cell office:value-type="float" office:value="428.315489968134">
                <text:p>428.315489968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.5">
                <text:p>886.5</text:p>
              </table:table-cell>
              <table:table-cell office:value-type="float" office:value="421.159981464967">
                <text:p>421.15998146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.75">
                <text:p>760.75</text:p>
              </table:table-cell>
              <table:table-cell office:value-type="float" office:value="414.381531663585">
                <text:p>414.38153166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407.826057134374">
                <text:p>407.826057134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.25">
                <text:p>619.25</text:p>
              </table:table-cell>
              <table:table-cell office:value-type="float" office:value="407.013014380302">
                <text:p>407.013014380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5">
                <text:p>603.5</text:p>
              </table:table-cell>
              <table:table-cell office:value-type="float" office:value="406.20074960292">
                <text:p>406.20074960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75">
                <text:p>587.75</text:p>
              </table:table-cell>
              <table:table-cell office:value-type="float" office:value="405.388960059562">
                <text:p>405.388960059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404.577343007564">
                <text:p>404.577343007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table table:name="Лаба 3" table:style-name="ta1" table:print="false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2">
          <table:table-cell table:number-columns-repeated="6"/>
          <table:table-cell table:style-name="ce1" office:value-type="string">
            <text:p>R, см<text:span text:style-name="T1">-1</text:span></text:p>
          </table:table-cell>
          <table:table-cell table:style-name="ce7" office:value-type="float" office:value="109795.858760425">
            <text:p>109796</text:p>
          </table:table-cell>
        </table:table-row>
        <table:table-row table:style-name="ro3">
          <table:table-cell table:number-columns-repeated="6"/>
          <table:table-cell table:style-name="ce2" office:value-type="string">
            <text:p>σ<text:span text:style-name="T2">R</text:span></text:p>
          </table:table-cell>
          <table:table-cell table:style-name="ce8" office:value-type="float" office:value="197.803564385739">
            <text:p>198</text:p>
          </table:table-cell>
        </table:table-row>
        <table:table-row table:style-name="ro3">
          <table:table-cell table:number-columns-repeated="6"/>
          <table:table-cell table:style-name="ce3" office:value-type="string">
            <text:p>R<text:span text:style-name="T2">теор </text:span><text:span text:style-name="T3">, см</text:span><text:span text:style-name="T1">-1</text:span></text:p>
          </table:table-cell>
          <table:table-cell table:style-name="ce9" office:value-type="float" office:value="109555">
            <text:p>109555</text:p>
          </table:table-cell>
        </table:table-row>
        <table:table-row table:style-name="ro3">
          <table:table-cell table:number-columns-repeated="6"/>
          <table:table-cell table:style-name="ce3" office:value-type="string">
            <text:p>A = W<text:span text:style-name="T2">0 </text:span>, эВ</text:p>
          </table:table-cell>
          <table:table-cell table:style-name="ce10" table:formula="of:=100*[.H10]*2.997*10^8*6.626*10^-34/1.602/10^-19" office:value-type="float" office:value="13.6101096027421">
            <text:p>13,610</text:p>
          </table:table-cell>
        </table:table-row>
        <table:table-row table:style-name="ro3">
          <table:table-cell table:number-columns-repeated="6"/>
          <table:table-cell table:style-name="ce3" office:value-type="string">
            <text:p>W<text:span text:style-name="T2">1</text:span><text:span text:style-name="T3"> , эВ</text:span></text:p>
          </table:table-cell>
          <table:table-cell table:style-name="ce10" table:formula="of:=3*[.H13]/4" office:value-type="float" office:value="10.2075822020566">
            <text:p>10,208</text:p>
          </table:table-cell>
        </table:table-row>
        <table:table-row table:style-name="ro3">
          <table:table-cell table:number-columns-repeated="6"/>
          <table:table-cell table:style-name="ce1" office:value-type="string">
            <text:p>n</text:p>
          </table:table-cell>
          <table:table-cell table:style-name="ce11" office:value-type="string">
            <text:p>E<text:span text:style-name="T2">n</text:span><text:span text:style-name="T3"> </text:span>, эВ</text:p>
          </table:table-cell>
        </table:table-row>
        <table:table-row table:style-name="ro1">
          <table:table-cell table:number-columns-repeated="6"/>
          <table:table-cell table:style-name="ce4" office:value-type="float" office:value="1">
            <text:p>1</text:p>
          </table:table-cell>
          <table:table-cell table:style-name="ce10" table:formula="of:=-[.$H$13]/[.G16]^2" office:value-type="float" office:value="-13.6101096027421">
            <text:p>-13,610</text:p>
          </table:table-cell>
        </table:table-row>
        <table:table-row table:style-name="ro1">
          <table:table-cell table:number-columns-repeated="6"/>
          <table:table-cell table:style-name="ce4" office:value-type="float" office:value="2">
            <text:p>2</text:p>
          </table:table-cell>
          <table:table-cell table:style-name="ce10" table:formula="of:=-[.$H$13]/[.G17]^2" office:value-type="float" office:value="-3.40252740068553">
            <text:p>-3,403</text:p>
          </table:table-cell>
        </table:table-row>
        <table:table-row table:style-name="ro1">
          <table:table-cell table:number-columns-repeated="6"/>
          <table:table-cell table:style-name="ce4" office:value-type="float" office:value="3">
            <text:p>3</text:p>
          </table:table-cell>
          <table:table-cell table:style-name="ce10" table:formula="of:=-[.$H$13]/[.G18]^2" office:value-type="float" office:value="-1.51223440030468">
            <text:p>-1,512</text:p>
          </table:table-cell>
        </table:table-row>
        <table:table-row table:style-name="ro1">
          <table:table-cell table:number-columns-repeated="6"/>
          <table:table-cell table:style-name="ce4" office:value-type="float" office:value="4">
            <text:p>4</text:p>
          </table:table-cell>
          <table:table-cell table:style-name="ce10" table:formula="of:=-[.$H$13]/[.G19]^2" office:value-type="float" office:value="-0.850631850171383">
            <text:p>-0,851</text:p>
          </table:table-cell>
        </table:table-row>
        <table:table-row table:style-name="ro1">
          <table:table-cell table:number-columns-repeated="6"/>
          <table:table-cell table:style-name="ce4" office:value-type="float" office:value="5">
            <text:p>5</text:p>
          </table:table-cell>
          <table:table-cell table:style-name="ce10" table:formula="of:=-[.$H$13]/[.G20]^2" office:value-type="float" office:value="-0.544404384109685">
            <text:p>-0,544</text:p>
          </table:table-cell>
        </table:table-row>
        <table:table-row table:style-name="ro1">
          <table:table-cell table:number-columns-repeated="6"/>
          <table:table-cell table:style-name="ce4" office:value-type="float" office:value="6">
            <text:p>6</text:p>
          </table:table-cell>
          <table:table-cell table:style-name="ce10" table:formula="of:=-[.$H$13]/[.G21]^2" office:value-type="float" office:value="-0.37805860007617">
            <text:p>-0,378</text:p>
          </table:table-cell>
        </table:table-row>
        <table:table-row table:style-name="ro1">
          <table:table-cell table:number-columns-repeated="6"/>
          <table:table-cell table:style-name="ce4" office:value-type="float" office:value="7">
            <text:p>7</text:p>
          </table:table-cell>
          <table:table-cell table:style-name="ce10" table:formula="of:=-[.$H$13]/[.G22]^2" office:value-type="float" office:value="-0.277757338831472">
            <text:p>-0,278</text:p>
          </table:table-cell>
        </table:table-row>
        <table:table-row table:style-name="ro1">
          <table:table-cell table:number-columns-repeated="6"/>
          <table:table-cell table:style-name="ce5" office:value-type="float" office:value="8">
            <text:p>8</text:p>
          </table:table-cell>
          <table:table-cell table:style-name="ce12" table:formula="of:=-[.$H$13]/[.G23]^2" office:value-type="float" office:value="-0.212657962542846">
            <text:p>-0,213</text:p>
          </table:table-cell>
        </table:table-row>
        <table:table-row table:style-name="ro3">
          <table:table-cell table:number-columns-repeated="6"/>
          <table:table-cell table:style-name="ce1" office:value-type="string">
            <text:p>r<text:span text:style-name="T2">700</text:span>, мкм</text:p>
          </table:table-cell>
          <table:table-cell table:style-name="ce13" office:value-type="float" office:value="25.93">
            <text:p>25,93</text:p>
          </table:table-cell>
        </table:table-row>
        <table:table-row table:style-name="ro3">
          <table:table-cell table:number-columns-repeated="6"/>
          <table:table-cell table:style-name="ce6" office:value-type="string">
            <text:p>v<text:span text:style-name="T2">700</text:span>, км/с</text:p>
          </table:table-cell>
          <table:table-cell table:style-name="ce14" office:value-type="float" office:value="3.13">
            <text:p>3,13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.10.2015</text:date>, <text:time>09:22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29cm"/>
    </style:style>
    <style:style style:name="co3" style:family="table-column">
      <style:table-column-properties fo:break-before="auto" style:column-width="1.92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09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109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5"/>
        <table:table-column table:style-name="co3" table:default-cell-style-name="ce8"/>
        <table:table-column table:style-name="co3" table:default-cell-style-name="ce5"/>
        <table:table-column table:style-name="co3" table:default-cell-style-name="ce12"/>
        <table:table-row table:style-name="ro1">
          <table:table-cell table:number-columns-repeated="6"/>
          <table:table-cell table:style-name="ce1" office:value-type="string">
            <text:p>Серия</text:p>
          </table:table-cell>
          <table:table-cell table:style-name="ce4" office:value-type="string">
            <text:p>λ<text:span text:style-name="T1">max </text:span>, нм</text:p>
          </table:table-cell>
          <table:table-cell table:style-name="ce7" office:value-type="string">
            <text:p>E<text:span text:style-name="T1">ф min</text:span> , эВ</text:p>
          </table:table-cell>
          <table:table-cell table:style-name="ce10" office:value-type="string">
            <text:p>λ<text:span text:style-name="T1">min </text:span>, нм</text:p>
          </table:table-cell>
          <table:table-cell table:style-name="ce11" office:value-type="string">
            <text:p>E<text:span text:style-name="T1">ф max</text:span> , эВ</text:p>
          </table:table-cell>
        </table:table-row>
        <table:table-row table:style-name="ro2">
          <table:table-cell table:number-columns-repeated="6"/>
          <table:table-cell office:value-type="string">
            <text:p>Лаймана</text:p>
          </table:table-cell>
          <table:table-cell table:formula="of:=1240/[.I2]" office:value-type="float" office:value="121.47832615545">
            <text:p>121,5</text:p>
          </table:table-cell>
          <table:table-cell office:value-type="float" office:value="10.2075822020566">
            <text:p>10,208</text:p>
          </table:table-cell>
          <table:table-cell table:formula="of:=1240/[.K2]" office:value-type="float" office:value="91.1087446165872">
            <text:p>91,1</text:p>
          </table:table-cell>
          <table:table-cell office:value-type="float" office:value="13.6101096027422">
            <text:p>13,610</text:p>
          </table:table-cell>
        </table:table-row>
        <table:table-row table:style-name="ro2">
          <table:table-cell table:number-columns-repeated="6"/>
          <table:table-cell office:value-type="string">
            <text:p>Бальмера</text:p>
          </table:table-cell>
          <table:table-cell table:formula="of:=1240/[.I3]" office:value-type="float" office:value="655.982961239428">
            <text:p>656,0</text:p>
          </table:table-cell>
          <table:table-cell office:value-type="float" office:value="1.89029300038086">
            <text:p>1,890</text:p>
          </table:table-cell>
          <table:table-cell table:formula="of:=1240/[.K3]" office:value-type="float" office:value="364.43497846635">
            <text:p>364,4</text:p>
          </table:table-cell>
          <table:table-cell office:value-type="float" office:value="3.40252740068554">
            <text:p>3,403</text:p>
          </table:table-cell>
        </table:table-row>
        <table:table-row table:style-name="ro2">
          <table:table-cell table:number-columns-repeated="6"/>
          <table:table-cell table:style-name="ce3" office:value-type="string">
            <text:p>Пашена</text:p>
          </table:table-cell>
          <table:table-cell table:style-name="ce6" table:formula="of:=1240/[.I4]" office:value-type="float" office:value="1874.23703211265">
            <text:p>1874,2</text:p>
          </table:table-cell>
          <table:table-cell table:style-name="ce9" office:value-type="float" office:value="0.6616025501333">
            <text:p>0,662</text:p>
          </table:table-cell>
          <table:table-cell table:style-name="ce6" table:formula="of:=1240/[.K4]" office:value-type="float" office:value="819.978701549284">
            <text:p>820,0</text:p>
          </table:table-cell>
          <table:table-cell table:style-name="ce13" office:value-type="float" office:value="1.51223440030469">
            <text:p>1,512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.10.2015</text:date>, <text:time>17:21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10" style:family="table-cell" style:parent-style-name="Default" style:data-style-name="N110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2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11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T2" style:family="text">
      <style:text-properties style:font-name="Arial1"/>
    </style:style>
    <style:style style:name="T3" style:family="text">
      <style:text-properties style:text-position="-33% 58%"/>
    </style:style>
    <style:style style:name="T1" style:family="text">
      <style:text-properties style:text-position="-33% 58%" style:font-name="Arial1"/>
    </style:style>
  </office:automatic-styles>
  <office:body>
    <office:spreadsheet>
      <table:table table:name="Лаба 4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4"/>
        <table:table-column table:style-name="co1" table:default-cell-style-name="ce11"/>
        <table:table-row table:style-name="ro1">
          <table:table-cell table:style-name="ce1"/>
          <table:table-cell table:style-name="ce4" office:value-type="string">
            <text:p><text:span text:style-name="T2">λ</text:span>, нм</text:p>
          </table:table-cell>
          <table:table-cell office:value-type="string">
            <text:p>m<text:span text:style-name="T3">e </text:span>/ 2m<text:span text:style-name="T3">p</text:span></text:p>
          </table:table-cell>
          <table:table-cell office:value-type="string">
            <text:p>δ, %</text:p>
          </table:table-cell>
        </table:table-row>
        <table:table-row table:style-name="ro1">
          <table:table-cell office:value-type="string">
            <text:p>H<text:span text:style-name="T1">β</text:span>(H)</text:p>
          </table:table-cell>
          <table:table-cell office:value-type="float" office:value="486.55">
            <text:p>486,55</text:p>
          </table:table-cell>
          <table:table-cell table:style-name="ce7" table:formula="of:=-([.B3]-[.B2])/AVERAGE([.B2:.B3])" office:value-type="float" office:value="0.000164436496680406" table:number-columns-spanned="1" table:number-rows-spanned="2">
            <text:p>1,6E-4</text:p>
          </table:table-cell>
          <table:table-cell table:style-name="ce12" table:formula="of:=100*(0.00027-[.C2])/(0.00027)" office:value-type="float" office:value="39.097593822072" table:number-columns-spanned="1" table:number-rows-spanned="2">
            <text:p>39,1</text:p>
          </table:table-cell>
        </table:table-row>
        <table:table-row table:style-name="ro1">
          <table:table-cell office:value-type="string">
            <text:p>H<text:span text:style-name="T1">β</text:span>(Dt)</text:p>
          </table:table-cell>
          <table:table-cell office:value-type="float" office:value="486.47">
            <text:p>486,47</text:p>
          </table:table-cell>
          <table:covered-table-cell table:style-name="ce8"/>
          <table:covered-table-cell table:style-name="ce12"/>
        </table:table-row>
        <table:table-row table:style-name="ro1">
          <table:table-cell office:value-type="string">
            <text:p>H<text:span text:style-name="T1">γ</text:span>(H)</text:p>
          </table:table-cell>
          <table:table-cell office:value-type="float" office:value="433.92">
            <text:p>433,92</text:p>
          </table:table-cell>
          <table:table-cell table:style-name="ce9" table:formula="of:=-([.B5]-[.B4])/AVERAGE([.B4:.B5])" office:value-type="float" office:value="0.000115235252768553" table:number-columns-spanned="1" table:number-rows-spanned="2">
            <text:p>1,2E-4</text:p>
          </table:table-cell>
          <table:table-cell table:style-name="ce13" table:formula="of:=100*(0.00027-[.C4])/(0.00027)" office:value-type="float" office:value="57.3202767523877" table:number-columns-spanned="1" table:number-rows-spanned="2">
            <text:p>57,3</text:p>
          </table:table-cell>
        </table:table-row>
        <table:table-row table:style-name="ro1">
          <table:table-cell table:style-name="ce3" office:value-type="string">
            <text:p>H<text:span text:style-name="T1">γ</text:span>(Dt)</text:p>
          </table:table-cell>
          <table:table-cell table:style-name="ce6" office:value-type="float" office:value="433.87">
            <text:p>433,87</text:p>
          </table:table-cell>
          <table:covered-table-cell table:style-name="ce10"/>
          <table:covered-table-cell table:style-name="ce13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.10.2015</text:date>, <text:time>09:2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